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cae9"/>
    </style:style>
    <style:style style:name="P2" style:family="paragraph" style:parent-style-name="Standard">
      <style:text-properties officeooo:rsid="0006cae9" officeooo:paragraph-rsid="0006cae9"/>
    </style:style>
    <style:style style:name="P3" style:family="paragraph" style:parent-style-name="Standard">
      <style:text-properties officeooo:rsid="0008a422" officeooo:paragraph-rsid="0008a422"/>
    </style:style>
    <style:style style:name="P4" style:family="paragraph" style:parent-style-name="Standard">
      <style:text-properties officeooo:rsid="0006cae9" officeooo:paragraph-rsid="0006cae9"/>
    </style:style>
    <style:style style:name="P5" style:family="paragraph" style:parent-style-name="Standard">
      <style:text-properties officeooo:rsid="0006cae9" officeooo:paragraph-rsid="0008a422" fo:background-color="#fff200"/>
    </style:style>
    <style:style style:name="P6" style:family="paragraph" style:parent-style-name="Standard">
      <style:text-properties officeooo:rsid="000b9bd4" officeooo:paragraph-rsid="000b9bd4" fo:background-color="#fff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dify Manual Payment Methods</text:p>
      <text:p text:style-name="P2"/>
      <text:p text:style-name="P2">There is already an option to modify payment methods throught the admin panel. Its in manage payment options where current option can be removed to create new</text:p>
      <text:p text:style-name="P2"/>
      <text:p text:style-name="P2"/>
      <text:p text:style-name="P2"/>
      <text:p text:style-name="P5">When the advertiser is setting up the campaign on popunder or banner links, there should be a button to choose for whether the content that the advertiser wants to promote is Adult or Non Adult content<text:line-break/></text:p>
      <text:p text:style-name="P3">Isn’t it better to manage adult and non adult content by using categories? Admin adds and category called “adult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1:48:35.782081895</meta:creation-date>
    <dc:date>2020-06-08T11:06:47.582610726</dc:date>
    <meta:editing-duration>PT3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6" meta:character-count="503" meta:non-whitespace-character-count="420"/>
  </office:meta>
</office:document-meta>
</file>